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-color="#ffffff" draw:textarea-horizontal-align="justify" draw:textarea-vertical-align="middle" draw:auto-grow-height="false" fo:min-height="2.29cm" fo:min-width="4.072cm"/>
    </style:style>
    <style:style style:name="gr2" style:family="graphic" style:parent-style-name="standard">
      <style:graphic-properties svg:stroke-color="#0000ff" draw:fill-color="#ffffff" draw:textarea-horizontal-align="justify" draw:textarea-vertical-align="middle" draw:auto-grow-height="false" fo:min-height="2.29cm" fo:min-width="3.94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1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54cm" svg:x="8.62cm" svg:y="1.762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2.54cm" svg:x="1.889cm" svg:y="6.842cm">
          <text:p text:style-name="P1">Contact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906cm" svg:y1="4.302cm" svg:x2="4.111cm" svg:y2="6.842cm" draw:start-shape="id1" draw:end-shape="id2" draw:end-glue-point="0" svg:d="M10906 4302v1270h-6795v1270" svg:viewBox="0 0 6796 2541">
          <text:p/>
        </draw:connector>
        <draw:custom-shape draw:style-name="gr2" draw:text-style-name="P2" xml:id="id3" draw:id="id3" draw:layer="layout" svg:width="4.445cm" svg:height="2.54cm" svg:x="8.493cm" svg:y="6.842cm">
          <text:p text:style-name="P1">Ad_Campaig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334cm" svg:y1="8.112cm" svg:x2="8.493cm" svg:y2="8.112cm" draw:start-shape="id2" draw:start-glue-point="1" draw:end-shape="id3" draw:end-glue-point="3" svg:d="M6334 8112h2159" svg:viewBox="0 0 2160 1">
          <text:p/>
        </draw:connector>
        <draw:custom-shape draw:style-name="gr2" draw:text-style-name="P2" xml:id="id5" draw:id="id5" draw:layer="layout" svg:width="4.445cm" svg:height="2.54cm" svg:x="14.97cm" svg:y="3.159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445cm" svg:height="2.54cm" svg:x="14.97cm" svg:y="7.223cm">
          <text:p text:style-name="P1">Ad_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445cm" svg:height="2.54cm" svg:x="14.97cm" svg:y="11.033cm">
          <text:p text:style-name="P1">Ad_Inventory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445cm" svg:height="2.54cm" svg:x="8.493cm" svg:y="6.842cm">
          <text:p text:style-name="P1">Ad_Campaign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445cm" svg:height="2.54cm" svg:x="4.81cm" svg:y="11.922cm">
          <text:p text:style-name="P1">Ad_Implement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445cm" svg:height="2.54cm" svg:x="14.97cm" svg:y="15.097cm">
          <text:p text:style-name="P1">Ad_Pric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445cm" svg:height="2.54cm" svg:x="4.81cm" svg:y="17.764cm">
          <text:p text:style-name="P1">Ad_Statistic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38cm" svg:y1="8.112cm" svg:x2="14.97cm" svg:y2="4.429cm" draw:start-shape="id4" draw:end-shape="id5" draw:end-glue-point="3" svg:d="M12938 8112h1015v-3683h1017" svg:viewBox="0 0 2033 3684">
          <text:p/>
        </draw:connector>
        <draw:connector draw:style-name="gr3" draw:text-style-name="P1" draw:layer="layout" svg:x1="10.715cm" svg:y1="9.382cm" svg:x2="7.032cm" svg:y2="11.922cm" draw:start-shape="id4" draw:start-glue-point="2" draw:end-shape="id6" svg:d="M10715 9382v1270h-3683v1270" svg:viewBox="0 0 3684 2541">
          <text:p/>
        </draw:connector>
        <draw:connector draw:style-name="gr3" draw:text-style-name="P1" draw:layer="layout" svg:x1="17.192cm" svg:y1="13.573cm" svg:x2="17.192cm" svg:y2="15.097cm" draw:start-shape="id7" draw:end-shape="id8" draw:end-glue-point="0" svg:d="M17192 13573v1524" svg:viewBox="0 0 1 1525">
          <text:p/>
        </draw:connector>
        <draw:frame draw:style-name="gr4" draw:text-style-name="P3" draw:layer="layout" svg:width="0.697cm" svg:height="0.641cm" svg:x="17.256cm" svg:y="13.573cm">
          <draw:text-box>
            <text:p>1</text:p>
          </draw:text-box>
        </draw:frame>
        <draw:frame draw:style-name="gr5" draw:text-style-name="P3" draw:layer="layout" svg:width="0.794cm" svg:height="0.641cm" svg:x="17.256cm" svg:y="14.335cm">
          <draw:text-box>
            <text:p>M</text:p>
          </draw:text-box>
        </draw:frame>
        <draw:connector draw:style-name="gr3" draw:text-style-name="P1" draw:layer="layout" svg:x1="19.415cm" svg:y1="12.303cm" svg:x2="19.415cm" svg:y2="8.493cm" draw:start-shape="id7" draw:start-glue-point="1" draw:end-shape="id9" draw:end-glue-point="1" svg:d="M19415 12303h500v-3810h-500" svg:viewBox="0 0 501 3811">
          <text:p/>
        </draw:connector>
        <draw:connector draw:style-name="gr3" draw:text-style-name="P1" draw:layer="layout" svg:x1="19.415cm" svg:y1="12.303cm" svg:x2="19.415cm" svg:y2="4.429cm" draw:start-shape="id7" draw:start-glue-point="1" draw:end-shape="id5" draw:end-glue-point="1" svg:d="M19415 12303h500v-7874h-500" svg:viewBox="0 0 501 7875">
          <text:p/>
        </draw:connector>
        <draw:frame draw:style-name="gr4" draw:text-style-name="P3" draw:layer="layout" svg:width="0.697cm" svg:height="0.641cm" svg:x="10.017cm" svg:y="9.382cm">
          <draw:text-box>
            <text:p>1</text:p>
          </draw:text-box>
        </draw:frame>
        <draw:frame draw:style-name="gr5" draw:text-style-name="P3" draw:layer="layout" svg:width="0.794cm" svg:height="0.641cm" svg:x="6.302cm" svg:y="11.281cm">
          <draw:text-box>
            <text:p>M</text:p>
          </draw:text-box>
        </draw:frame>
        <draw:frame draw:style-name="gr4" draw:text-style-name="P3" draw:layer="layout" svg:width="0.697cm" svg:height="0.641cm" svg:x="10.271cm" svg:y="4.423cm">
          <draw:text-box>
            <text:p>1</text:p>
          </draw:text-box>
        </draw:frame>
        <draw:frame draw:style-name="gr5" draw:text-style-name="P3" draw:layer="layout" svg:width="0.794cm" svg:height="0.641cm" svg:x="3.413cm" svg:y="6.201cm">
          <draw:text-box>
            <text:p>M</text:p>
          </draw:text-box>
        </draw:frame>
        <draw:frame draw:style-name="gr4" draw:text-style-name="P3" draw:layer="layout" svg:width="0.697cm" svg:height="0.641cm" svg:x="6.207cm" svg:y="7.464cm">
          <draw:text-box>
            <text:p>1</text:p>
          </draw:text-box>
        </draw:frame>
        <draw:frame draw:style-name="gr5" draw:text-style-name="P3" draw:layer="layout" svg:width="0.794cm" svg:height="0.641cm" svg:x="7.811cm" svg:y="7.464cm">
          <draw:text-box>
            <text:p>M</text:p>
          </draw:text-box>
        </draw:frame>
        <draw:frame draw:style-name="gr4" draw:text-style-name="P3" draw:layer="layout" svg:width="0.697cm" svg:height="0.641cm" svg:x="13.003cm" svg:y="7.471cm">
          <draw:text-box>
            <text:p>1</text:p>
          </draw:text-box>
        </draw:frame>
        <draw:frame draw:style-name="gr5" draw:text-style-name="P3" draw:layer="layout" svg:width="0.794cm" svg:height="0.641cm" svg:x="14.335cm" svg:y="3.667cm">
          <draw:text-box>
            <text:p>M</text:p>
          </draw:text-box>
        </draw:frame>
        <draw:connector draw:style-name="gr3" draw:text-style-name="P1" draw:layer="layout" svg:x1="7.032cm" svg:y1="14.462cm" svg:x2="7.032cm" svg:y2="17.764cm" draw:start-shape="id6" draw:start-glue-point="2" draw:end-shape="id10" draw:end-glue-point="0" svg:d="M7032 14462v3302" svg:viewBox="0 0 1 3303">
          <text:p/>
        </draw:connector>
        <draw:frame draw:style-name="gr4" draw:text-style-name="P3" draw:layer="layout" svg:width="0.697cm" svg:height="0.641cm" svg:x="6.334cm" svg:y="14.589cm">
          <draw:text-box>
            <text:p>1</text:p>
          </draw:text-box>
        </draw:frame>
        <draw:frame draw:style-name="gr4" draw:text-style-name="P3" draw:layer="layout" svg:width="0.697cm" svg:height="0.641cm" svg:x="6.399cm" svg:y="17.129cm">
          <draw:text-box>
            <text:p>1</text:p>
          </draw:text-box>
        </draw:frame>
        <draw:frame draw:style-name="gr6" draw:text-style-name="P3" draw:layer="layout" svg:width="0.697cm" svg:height="0.641cm" svg:x="19.353cm" svg:y="8.62cm">
          <draw:text-box>
            <text:p>1</text:p>
          </draw:text-box>
        </draw:frame>
        <draw:frame draw:style-name="gr6" draw:text-style-name="P3" draw:layer="layout" svg:width="0.762cm" svg:height="0.641cm" svg:x="19.298cm" svg:y="11.494cm">
          <draw:text-box>
            <text:p>M</text:p>
          </draw:text-box>
        </draw:frame>
        <draw:frame draw:style-name="gr4" draw:text-style-name="P3" draw:layer="layout" svg:width="0.697cm" svg:height="0.641cm" svg:x="19.542cm" svg:y="3.661cm">
          <draw:text-box>
            <text:p>1</text:p>
          </draw:text-box>
        </draw:frame>
        <draw:frame draw:style-name="gr5" draw:text-style-name="P3" draw:layer="layout" svg:width="0.794cm" svg:height="0.641cm" svg:x="19.383cm" svg:y="12.43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1:43:57.337000000</meta:creation-date>
    <dc:date>2017-06-12T17:48:07.547000000</dc:date>
    <meta:editing-duration>PT2H32M31S</meta:editing-duration>
    <meta:editing-cycles>5</meta:editing-cycles>
    <meta:generator>LibreOffice/5.3.3.2$Windows_X86_64 LibreOffice_project/3d9a8b4b4e538a85e0782bd6c2d430bafe583448</meta:generator>
    <meta:print-date>2017-06-11T14:19:15.601000000</meta:print-date>
    <meta:document-statistic meta:object-count="34"/>
  </office:meta>
</office:document-meta>
</file>